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="Arrowheads_20_1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ff3333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in" svg:stroke-color="#000000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2_20_Dots_20_3_20_Dashes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b2b2b2" draw:fill="solid" draw:fill-color="#b2b2b2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Ultrafine_20_2_20_Dots_20_3_20_Dashes"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style-name="gr1" draw:text-style-name="P1" svg:x1="0.2957in" svg:y1="-0.4236in" svg:x2="0.2665in" svg:y2="4.1402in"><text:p/></draw:line><draw:line text:anchor-type="paragraph" draw:z-index="1" draw:style-name="gr2" draw:text-style-name="P1" svg:x1="0.2945in" svg:y1="4.1406in" svg:x2="6.2409in" svg:y2="4.128in"><text:p/></draw:line><draw:path text:anchor-type="paragraph" draw:z-index="2" draw:style-name="gr3" draw:text-style-name="P1" svg:width="5.0551in" svg:height="4.1803in" svg:x="0.4472in" svg:y="-0.0402in" svg:viewBox="0 0 12841 10619" svg:d="M0 10619c9807 0 12841-10619 12841-10619"><text:p/></draw:path><draw:line text:anchor-type="paragraph" draw:z-index="3" draw:style-name="gr4" draw:text-style-name="P1" svg:x1="0.2665in" svg:y1="4.1406in" svg:x2="5.7945in" svg:y2="3.1543in"><text:p/></draw:line><draw:line text:anchor-type="paragraph" draw:z-index="4" draw:style-name="gr5" draw:text-style-name="P1" svg:x1="2.3362in" svg:y1="3.7512in" svg:x2="6.0583in" svg:y2="0.9457in"><text:p/></draw:line><draw:line text:anchor-type="paragraph" draw:z-index="5" draw:style-name="gr6" draw:text-style-name="P1" svg:x1="4.1555in" svg:y1="2.3626in" svg:x2="5.6in" svg:y2="-0.2346in"><text:p/></draw:line><draw:ellipse text:anchor-type="paragraph" draw:z-index="6" draw:style-name="gr7" draw:text-style-name="P1" svg:width="0.0949in" svg:height="0.1134in" svg:x="2.2717in" svg:y="3.7126in"><text:p/></draw:ellipse><draw:ellipse text:anchor-type="paragraph" draw:z-index="7" draw:style-name="gr7" draw:text-style-name="P1" svg:width="0.0949in" svg:height="0.1134in" svg:x="4.1091in" svg:y="2.3016in"><text:p/></draw:ellipse><draw:ellipse text:anchor-type="paragraph" draw:z-index="8" draw:style-name="gr7" draw:text-style-name="P1" svg:width="0.0949in" svg:height="0.1134in" svg:x="5.4543in" svg:y="-0.1035in"><text:p/></draw:ellipse><draw:line text:anchor-type="paragraph" draw:z-index="9" draw:style-name="gr8" draw:text-style-name="P1" svg:x1="2.2984in" svg:y1="3.9992in" svg:x2="2.2984in" svg:y2="4.2236in"><text:p/></draw:line><draw:line text:anchor-type="paragraph" draw:z-index="10" draw:style-name="gr8" draw:text-style-name="P2" svg:x1="4.0618in" svg:y1="4.0469in" svg:x2="4.0618in" svg:y2="4.2728in"><text:p/></draw:line><draw:line text:anchor-type="paragraph" draw:z-index="11" draw:style-name="gr8" draw:text-style-name="P1" svg:x1="5.5839in" svg:y1="4.048in" svg:x2="5.5839in" svg:y2="4.2724in"><text:p/></draw:line><draw:frame text:anchor-type="paragraph" draw:z-index="12" draw:style-name="gr9" draw:text-style-name="P3" svg:width="0.2087in" svg:height="0.2323in" svg:x="2.2189in" svg:y="4.3035in"><draw:text-box><text:p><text:span text:style-name="T1">V</text:span><text:span text:style-name="T2">1</text:span></text:p></draw:text-box></draw:frame><draw:frame text:anchor-type="paragraph" draw:z-index="13" draw:style-name="gr9" draw:text-style-name="P3" svg:width="0.2087in" svg:height="0.2323in" svg:x="4.002in" svg:y="4.3035in"><draw:text-box><text:p><text:span text:style-name="T1">V</text:span><text:span text:style-name="T2">2</text:span></text:p></draw:text-box></draw:frame><draw:frame text:anchor-type="paragraph" draw:z-index="14" draw:style-name="gr9" draw:text-style-name="P3" svg:width="0.2087in" svg:height="0.2323in" svg:x="5.4602in" svg:y="4.3035in"><draw:text-box><text:p><text:span text:style-name="T1">V</text:span><text:span text:style-name="T2">3</text:span></text:p></draw:text-box></draw:frame><draw:line text:anchor-type="paragraph" draw:z-index="15" draw:style-name="gr8" draw:text-style-name="P1" svg:x1="0.178in" svg:y1="3.6783in" svg:x2="0.376in" svg:y2="3.6783in"><text:p/></draw:line><draw:line text:anchor-type="paragraph" draw:z-index="16" draw:style-name="gr8" draw:text-style-name="P1" svg:x1="0.178in" svg:y1="2.2244in" svg:x2="0.376in" svg:y2="2.2244in"><text:p/></draw:line><draw:line text:anchor-type="paragraph" draw:z-index="17" draw:style-name="gr8" draw:text-style-name="P1" svg:x1="0.1937in" svg:y1="-0.1154in" svg:x2="0.3917in" svg:y2="-0.1154in"><text:p/></draw:line><draw:frame text:anchor-type="paragraph" draw:z-index="18" draw:style-name="gr9" draw:text-style-name="P3" svg:width="0.2087in" svg:height="0.2323in" svg:x="-0.1047in" svg:y="3.5661in"><draw:text-box><text:p><text:span text:style-name="T3">F</text:span><text:span text:style-name="T2">1</text:span></text:p></draw:text-box></draw:frame><draw:frame text:anchor-type="paragraph" draw:z-index="19" draw:style-name="gr9" draw:text-style-name="P3" svg:width="0.2087in" svg:height="0.2323in" svg:x="-0.089in" svg:y="2.1244in"><draw:text-box><text:p><text:span text:style-name="T1">F</text:span><text:span text:style-name="T2">2</text:span></text:p></draw:text-box></draw:frame><draw:frame text:anchor-type="paragraph" draw:z-index="20" draw:style-name="gr9" draw:text-style-name="P3" svg:width="0.2087in" svg:height="0.2323in" svg:x="-0.089in" svg:y="-0.248in"><draw:text-box><text:p><text:span text:style-name="T1">F</text:span><text:span text:style-name="T2">3</text:span></text:p></draw:text-box></draw:frame><draw:polygon text:anchor-type="paragraph" draw:z-index="21" draw:style-name="gr10" draw:text-style-name="P1" svg:width="1.348in" svg:height="0.7134in" draw:transform="rotate (0.16615534478986) translate (2.21885097390004in 3.05216939774267in)" svg:viewBox="0 0 3425 1813" draw:points="0,1801 3082,1801 3425,0 75,1813"><text:p/></draw:polygon><draw:line text:anchor-type="paragraph" draw:z-index="22" draw:style-name="gr8" draw:text-style-name="P2" svg:x1="4.0618in" svg:y1="4.0469in" svg:x2="4.0618in" svg:y2="4.2728in"><text:p/></draw:line><draw:line text:anchor-type="paragraph" draw:z-index="23" draw:style-name="gr8" draw:text-style-name="P2" svg:x1="3.5327in" svg:y1="3.9823in" svg:x2="3.5327in" svg:y2="4.2083in"><text:p/></draw:line><draw:frame text:anchor-type="paragraph" draw:z-index="24" draw:style-name="gr9" draw:text-style-name="P3" svg:width="0.2087in" svg:height="0.2713in" svg:x="3.4252in" svg:y="4.2717in"><draw:text-box><text:p><text:span text:style-name="T4">x</text:span><text:span text:style-name="T2">1</text:span></text:p></draw:text-box></draw:frame><draw:rect text:anchor-type="paragraph" draw:z-index="25" draw:style-name="gr11" draw:text-style-name="P1" svg:width="2.3724in" svg:height="1.7161in" svg:x="0.8882in" svg:y="-0.0402in"><text:p/></draw:rect><draw:line text:anchor-type="paragraph" draw:z-index="26" draw:style-name="gr12" draw:text-style-name="P1" svg:x1="1.2083in" svg:y1="0.2492in" svg:x2="1.9457in" svg:y2="0.2492in"><text:p/></draw:line><draw:line text:anchor-type="paragraph" draw:z-index="27" draw:style-name="gr11" draw:text-style-name="P1" svg:x1="1.2091in" svg:y1="0.5693in" svg:x2="1.8661in" svg:y2="0.5693in"><text:p/></draw:line><draw:line text:anchor-type="paragraph" draw:z-index="28" draw:style-name="gr5" draw:text-style-name="P1" svg:x1="1.2091in" svg:y1="0.9634in" svg:x2="1.8661in" svg:y2="0.9634in"><text:p/></draw:line><draw:line text:anchor-type="paragraph" draw:z-index="29" draw:style-name="gr6" draw:text-style-name="P1" svg:x1="1.2091in" svg:y1="1.3571in" svg:x2="1.8661in" svg:y2="1.3571in"><text:p/></draw:line><draw:frame text:anchor-type="paragraph" draw:z-index="30" draw:style-name="gr13" draw:text-style-name="P5" svg:width="0.465in" svg:height="0.2252in" svg:x="2.2028in" svg:y="0.1047in"><draw:text-box><text:p text:style-name="P4"><text:span text:style-name="T5">F(x)</text:span></text:p></draw:text-box></draw:frame><draw:frame text:anchor-type="paragraph" draw:z-index="31" draw:style-name="gr13" draw:text-style-name="P5" svg:width="0.6413in" svg:height="0.2713in" svg:x="2.2028in" svg:y="0.4984in"><draw:text-box><text:p text:style-name="P4"><text:span text:style-name="T5">b</text:span><text:span text:style-name="T6">0</text:span><text:span text:style-name="T5"> + a</text:span><text:span text:style-name="T6">0</text:span><text:span text:style-name="T5">x</text:span></text:p></draw:text-box></draw:frame><draw:frame text:anchor-type="paragraph" draw:z-index="32" draw:style-name="gr13" draw:text-style-name="P5" svg:width="0.6413in" svg:height="0.2713in" svg:x="2.2028in" svg:y="0.8925in"><draw:text-box><text:p text:style-name="P4"><text:span text:style-name="T5">b</text:span><text:span text:style-name="T6">1</text:span><text:span text:style-name="T5"> + a</text:span><text:span text:style-name="T6">1</text:span><text:span text:style-name="T5">x</text:span></text:p></draw:text-box></draw:frame><draw:frame text:anchor-type="paragraph" draw:z-index="33" draw:style-name="gr13" draw:text-style-name="P5" svg:width="0.6413in" svg:height="0.2713in" svg:x="2.2028in" svg:y="1.2862in"><draw:text-box><text:p text:style-name="P4"><text:span text:style-name="T5">b</text:span><text:span text:style-name="T6">2</text:span><text:span text:style-name="T5"> + a</text:span><text:span text:style-name="T6">2</text:span><text:span text:style-name="T5">x</text:span></text:p></draw:text-box></draw:frame><draw:frame text:anchor-type="paragraph" draw:z-index="34" draw:style-name="gr9" draw:text-style-name="P5" svg:width="0.2087in" svg:height="0.2252in" svg:x="0.3917in" svg:y="-0.3402in"><draw:text-box><text:p text:style-name="P4"><text:span text:style-name="T5">y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5:53:35.580097179</meta:creation-date>
    <dc:date>2015-10-12T16:55:39.946071464</dc:date>
    <meta:editing-duration>PT46M35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